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B6A0000165B00000F2093CBD6753083BE8A.svg" manifest:media-type="image/svg+xml"/>
  <manifest:file-entry manifest:full-path="Pictures/10000201000000D9000000934812CB6C9A0492DD.png" manifest:media-type="image/png"/>
  <manifest:file-entry manifest:full-path="Pictures/10000201000000D800000092034BEC6CCAF8375E.png" manifest:media-type="image/png"/>
  <manifest:file-entry manifest:full-path="Pictures/10000B840000167600000F3B8B982859EBAD455D.svg" manifest:media-type="image/svg+xml"/>
  <manifest:file-entry manifest:full-path="Pictures/10000B130000167600000F3B46777293ECD9BB49.svg" manifest:media-type="image/svg+xml"/>
  <manifest:file-entry manifest:full-path="Pictures/10000201000000D9000000931B130A0D913B2F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2.428cm"/>
    </style:style>
    <style:style style:name="gr3" style:family="graphic" style:parent-style-name="standard">
      <style:graphic-properties draw:stroke="none" svg:stroke-color="#000000" draw:fill="none" draw:fill-color="#ffffff" fo:min-height="0.82cm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0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2.602cm"/>
    </style:style>
    <style:style style:name="gr6" style:family="graphic" style:parent-style-name="standard">
      <style:graphic-properties draw:textarea-vertical-align="middle" draw:auto-grow-height="false" fo:min-height="2.036cm" fo:min-width="1.6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22cm" svg:height="3.871cm" svg:x="3.279cm" svg:y="4.41cm">
          <draw:image xlink:href="Pictures/10000B6A0000165B00000F2093CBD6753083BE8A.svg" xlink:type="simple" xlink:show="embed" xlink:actuate="onLoad">
            <text:p text:style-name="P1">Quantitative </text:p>
            <text:p text:style-name="P1">Data Collection</text:p>
          </draw:image>
          <draw:image xlink:href="Pictures/10000201000000D800000092034BEC6CCAF8375E.png" xlink:type="simple" xlink:show="embed" xlink:actuate="onLoad"/>
        </draw:frame>
        <draw:frame draw:style-name="gr1" draw:text-style-name="P1" draw:layer="layout" svg:width="5.722cm" svg:height="3.871cm" svg:x="3.279cm" svg:y="9.244cm">
          <draw:image xlink:href="Pictures/10000B6A0000165B00000F2093CBD6753083BE8A.svg" xlink:type="simple" xlink:show="embed" xlink:actuate="onLoad">
            <text:p text:style-name="P1">Quantitative </text:p>
            <text:p text:style-name="P1">Data Analysis</text:p>
          </draw:image>
          <draw:image xlink:href="Pictures/10000201000000D800000092034BEC6CCAF8375E.png" xlink:type="simple" xlink:show="embed" xlink:actuate="onLoad"/>
        </draw:frame>
        <draw:frame draw:style-name="gr1" draw:text-style-name="P1" draw:layer="layout" svg:width="5.749cm" svg:height="3.898cm" svg:x="12.288cm" svg:y="4.396cm">
          <draw:image xlink:href="Pictures/10000B840000167600000F3B8B982859EBAD455D.svg" xlink:type="simple" xlink:show="embed" xlink:actuate="onLoad">
            <text:p text:style-name="P1">Qualitative</text:p>
            <text:p text:style-name="P1">Data Collection</text:p>
          </draw:image>
          <draw:image xlink:href="Pictures/10000201000000D9000000934812CB6C9A0492DD.png" xlink:type="simple" xlink:show="embed" xlink:actuate="onLoad"/>
        </draw:frame>
        <draw:frame draw:style-name="gr1" draw:text-style-name="P1" draw:layer="layout" svg:width="5.749cm" svg:height="3.898cm" svg:x="12.288cm" svg:y="9.23cm">
          <draw:image xlink:href="Pictures/10000B840000167600000F3B8B982859EBAD455D.svg" xlink:type="simple" xlink:show="embed" xlink:actuate="onLoad">
            <text:p text:style-name="P1">Qualitative</text:p>
            <text:p text:style-name="P1">Data Analysis</text:p>
          </draw:image>
          <draw:image xlink:href="Pictures/10000201000000D9000000934812CB6C9A0492DD.png" xlink:type="simple" xlink:show="embed" xlink:actuate="onLoad"/>
        </draw:frame>
        <draw:custom-shape draw:style-name="gr2" draw:text-style-name="P1" draw:layer="layout" svg:width="3.656cm" svg:height="1.016cm" svg:x="8.716cm" svg:y="5.83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4.102cm" svg:height="1.07cm" svg:x="8.493cm" svg:y="4.883cm">
          <draw:text-box>
            <text:p>Concurrent</text:p>
          </draw:text-box>
        </draw:frame>
        <draw:custom-shape draw:style-name="gr4" draw:text-style-name="P1" draw:layer="layout" svg:width="1.27cm" svg:height="1.524cm" svg:x="5.505cm" svg:y="7.9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3.872cm" svg:height="1.016cm" svg:x="8.608cm" svg:y="10.6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3.937cm" svg:height="1.07cm" svg:x="8.576cm" svg:y="9.709cm">
          <draw:text-box>
            <text:p>Concurrent</text:p>
          </draw:text-box>
        </draw:frame>
        <draw:custom-shape draw:style-name="gr4" draw:text-style-name="P1" draw:layer="layout" svg:width="1.27cm" svg:height="1.524cm" svg:x="14.52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5.749cm" svg:height="3.898cm" svg:x="7.723cm" svg:y="12.877cm">
          <draw:image xlink:href="Pictures/10000B130000167600000F3B46777293ECD9BB49.svg" xlink:type="simple" xlink:show="embed" xlink:actuate="onLoad">
            <text:p text:style-name="P1">Results</text:p>
          </draw:image>
          <draw:image xlink:href="Pictures/10000201000000D9000000931B130A0D913B2FBE.png" xlink:type="simple" xlink:show="embed" xlink:actuate="onLoad"/>
        </draw:frame>
        <draw:custom-shape draw:style-name="gr6" draw:text-style-name="P1" draw:layer="layout" svg:width="2.178cm" svg:height="2.286cm" svg:x="5.045cm" svg:y="12.99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1" draw:layer="layout" svg:width="2.178cm" svg:height="2.286cm" svg:x="13.773cm" svg:y="13.04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7" draw:text-style-name="P2" draw:layer="layout" svg:width="13.769cm" svg:height="0.962cm" svg:x="3.741cm" svg:y="3.413cm">
          <draw:text-box>
            <text:p>Convergent Parallel Strategy (Triangulatio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d99116" draw:textarea-horizontal-align="justify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6-29T09:19:18.291000000</meta:creation-date>
    <dc:date>2018-06-29T09:42:33.726000000</dc:date>
    <dc:creator>George Self</dc:creator>
    <meta:editing-duration>PT12M46S</meta:editing-duration>
    <meta:editing-cycles>3</meta:editing-cycles>
    <meta:generator>LibreOffice/6.0.5.2$Windows_X86_64 LibreOffice_project/54c8cbb85f300ac59db32fe8a675ff7683cd5a16</meta:generator>
    <meta:document-statistic meta:object-count="14"/>
  </office:meta>
</office:document-meta>
</file>